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DefinitionDefaults.setLazyInit( boolean lazyI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Defaults.isLazy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Defaults.getDestroy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Defaults.setAutowireMode( int autowir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Defaults.setInitMethodName( @ Nullable String initMetho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Defaults.getDependenc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Defaults.getLazy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Defaults.getAutowir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Defaults.setDependencyCheck( int dependency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Defaults.getIni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Defaults.setDestroyMethodName( @ Nullable String destroyMetho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